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900000317CEA4BE6B26B388DB.png" manifest:media-type="image/png"/>
  <manifest:file-entry manifest:full-path="Pictures/10000001000003E1000002F6046EA136985B1821.png" manifest:media-type="image/png"/>
  <manifest:file-entry manifest:full-path="Pictures/10000001000004B30000036E72BA69414AF0C025.png" manifest:media-type="image/png"/>
  <manifest:file-entry manifest:full-path="Pictures/10000001000002BA00000099D27F237F4D285EFD.png" manifest:media-type="image/png"/>
  <manifest:file-entry manifest:full-path="Pictures/100000010000038A000002380E5FCE7B1D6A0AD6.png" manifest:media-type="image/png"/>
  <manifest:file-entry manifest:full-path="Pictures/10000001000002E5000000A67A0B1B72AD13A328.png" manifest:media-type="image/png"/>
  <manifest:file-entry manifest:full-path="Pictures/1000000100000565000000B47E3FB2C360DA9BBB.png" manifest:media-type="image/png"/>
  <manifest:file-entry manifest:full-path="Pictures/1000000100000564000002835298C5BE070818A5.png" manifest:media-type="image/png"/>
  <manifest:file-entry manifest:full-path="Pictures/100000010000047400000152146D9CED0B5DBC3C.png" manifest:media-type="image/png"/>
  <manifest:file-entry manifest:full-path="Pictures/10000001000002F900000111F26297BAF982DB01.png" manifest:media-type="image/png"/>
  <manifest:file-entry manifest:full-path="Pictures/10000001000002340000011C27C6C2ACCEA11840.png" manifest:media-type="image/png"/>
  <manifest:file-entry manifest:full-path="Pictures/100000010000070500000385AD0B85A76D1DC138.png" manifest:media-type="image/png"/>
  <manifest:file-entry manifest:full-path="Pictures/100000010000038E000000AA5975D76C8DB4D32B.png" manifest:media-type="image/png"/>
  <manifest:file-entry manifest:full-path="Pictures/100000010000073A000003FCAF3A13CA2C4667E6.png" manifest:media-type="image/png"/>
  <manifest:file-entry manifest:full-path="Pictures/1000000100000694000003018F2AC5F63C8DC5C6.png" manifest:media-type="image/png"/>
  <manifest:file-entry manifest:full-path="Pictures/100000010000073A000003FC048064FF9CD51E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56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in" svg:y="-0.3752in" svg:width="6.6929in" svg:height="1.4665in" draw:z-index="0"><draw:image xlink:href="Pictures/10000001000002BA00000099D27F237F4D285EFD.png" xlink:type="simple" xlink:show="embed" xlink:actuate="onLoad" draw:mime-type="image/png"/></draw:frame><draw:frame draw:style-name="fr1" draw:name="Image2" text:anchor-type="char" svg:x="0in" svg:y="1.1854in" svg:width="6.6929in" svg:height="4.1957in" draw:z-index="1"><draw:image xlink:href="Pictures/100000010000038A000002380E5FCE7B1D6A0AD6.png" xlink:type="simple" xlink:show="embed" xlink:actuate="onLoad" draw:mime-type="image/png"/></draw:frame><draw:frame draw:style-name="fr1" draw:name="Image3" text:anchor-type="char" svg:x="0.0209in" svg:y="5.4583in" svg:width="6.6929in" svg:height="1.4992in" draw:z-index="2"><draw:image xlink:href="Pictures/10000001000002E5000000A67A0B1B72AD13A328.png" xlink:type="simple" xlink:show="embed" xlink:actuate="onLoad" draw:mime-type="image/png"/></draw:frame><draw:frame draw:style-name="fr1" draw:name="Image4" text:anchor-type="char" svg:x="0.0209in" svg:y="7.0764in" svg:width="6.6929in" svg:height="1.9839in" draw:z-index="3"><draw:image xlink:href="Pictures/100000010000047400000152146D9CED0B5DBC3C.png" xlink:type="simple" xlink:show="embed" xlink:actuate="onLoad" draw:mime-type="image/png"/></draw:frame><draw:frame draw:style-name="fr1" draw:name="Image5" text:anchor-type="char" svg:x="0.0417in" svg:y="9.1618in" svg:width="6.6929in" svg:height="0.872in" draw:z-index="4"><draw:image xlink:href="Pictures/1000000100000565000000B47E3FB2C360DA9BB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6" text:anchor-type="char" svg:x="0.4717in" svg:y="0.0102in" svg:width="5.8752in" svg:height="2.9583in" draw:z-index="5"><draw:image xlink:href="Pictures/10000001000002340000011C27C6C2ACCEA11840.png" xlink:type="simple" xlink:show="embed" xlink:actuate="onLoad" draw:mime-type="image/png"/></draw:frame><draw:frame draw:style-name="fr1" draw:name="Image7" text:anchor-type="char" svg:x="-0.052in" svg:y="3.0602in" svg:width="6.6929in" svg:height="3.3555in" draw:z-index="6"><draw:image xlink:href="Pictures/100000010000070500000385AD0B85A76D1DC138.png" xlink:type="simple" xlink:show="embed" xlink:actuate="onLoad" draw:mime-type="image/png"/></draw:frame><text:soft-page-break/></text:p>
      <text:p text:style-name="P1"><draw:frame draw:style-name="fr1" draw:name="Image8" text:anchor-type="char" svg:x="-0.0209in" svg:y="0.0016in" svg:width="6.6929in" svg:height="3.1181in" draw:z-index="7"><draw:image xlink:href="Pictures/1000000100000564000002835298C5BE070818A5.png" xlink:type="simple" xlink:show="embed" xlink:actuate="onLoad" draw:mime-type="image/png"/></draw:frame></text:p>
      <text:p text:style-name="P1"/>
      <text:p text:style-name="P1"><draw:frame draw:style-name="fr1" draw:name="Image9" text:anchor-type="char" svg:x="0.1457in" svg:y="-0.0291in" svg:width="6.6929in" svg:height="2.4008in" draw:z-index="8"><draw:image xlink:href="Pictures/10000001000002F900000111F26297BAF982DB01.png" xlink:type="simple" xlink:show="embed" xlink:actuate="onLoad" draw:mime-type="image/png"/></draw:frame><draw:frame draw:style-name="fr1" draw:name="Image10" text:anchor-type="char" svg:x="0.1772in" svg:y="2.5217in" svg:width="6.6929in" svg:height="1.25in" draw:z-index="9"><draw:image xlink:href="Pictures/100000010000038E000000AA5975D76C8DB4D32B.png" xlink:type="simple" xlink:show="embed" xlink:actuate="onLoad" draw:mime-type="image/png"/></draw:frame><draw:frame draw:style-name="fr1" draw:name="Image11" text:anchor-type="char" svg:x="0.2083in" svg:y="3.8984in" svg:width="6.6929in" svg:height="3.0563in" draw:z-index="10"><draw:image xlink:href="Pictures/1000000100000694000003018F2AC5F63C8DC5C6.png" xlink:type="simple" xlink:show="embed" xlink:actuate="onLoad" draw:mime-type="image/png"/></draw:frame><text:soft-page-break/></text:p>
      <text:p text:style-name="P1"><draw:frame draw:style-name="fr1" draw:name="Image12" text:anchor-type="char" svg:x="0.2291in" svg:y="4.6689in" svg:width="6.6929in" svg:height="3.6898in" draw:z-index="11"><draw:image xlink:href="Pictures/100000010000073A000003FC048064FF9CD51E3F.png" xlink:type="simple" xlink:show="embed" xlink:actuate="onLoad" draw:mime-type="image/png"/></draw:frame></text:p>
      <text:p text:style-name="P1"/>
      <text:p text:style-name="P1"><draw:frame draw:style-name="fr1" draw:name="Image13" text:anchor-type="char" svg:x="0.1665in" svg:y="0.0417in" svg:width="6.6929in" svg:height="3.6898in" draw:z-index="12"><draw:image xlink:href="Pictures/100000010000073A000003FCAF3A13CA2C4667E6.png" xlink:type="simple" xlink:show="embed" xlink:actuate="onLoad" draw:mime-type="image/png"/></draw:frame><text:soft-page-break/></text:p>
      <text:p text:style-name="P1"><draw:frame draw:style-name="fr1" draw:name="Image14" text:anchor-type="char" svg:x="0.1457in" svg:y="0.0102in" svg:width="6.6929in" svg:height="4.8846in" draw:z-index="13"><draw:image xlink:href="Pictures/10000001000004B30000036E72BA69414AF0C02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5" text:anchor-type="char" svg:x="0in" svg:y="-0.0102in" svg:width="6.6929in" svg:height="5.1091in" draw:z-index="14"><draw:image xlink:href="Pictures/10000001000003E1000002F6046EA136985B1821.png" xlink:type="simple" xlink:show="embed" xlink:actuate="onLoad" draw:mime-type="image/png"/></draw:frame><text:soft-page-break/></text:p>
      <text:p text:style-name="P1"><draw:frame draw:style-name="fr1" draw:name="Image16" text:anchor-type="char" svg:x="0.0417in" svg:y="0.0063in" svg:width="6.6929in" svg:height="4.4374in" draw:z-index="15"><draw:image xlink:href="Pictures/10000001000004A900000317CEA4BE6B26B388DB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2:04:04.672174682</meta:creation-date>
    <meta:generator>LibreOffice/7.3.7.2$Linux_X86_64 LibreOffice_project/30$Build-2</meta:generator>
    <dc:date>2023-03-11T15:31:31.679217749</dc:date>
    <meta:editing-duration>PT54M46S</meta:editing-duration>
    <meta:editing-cycles>19</meta:editing-cycles>
    <meta:document-statistic meta:table-count="0" meta:image-count="16" meta:object-count="0" meta:page-count="5" meta:paragraph-count="0" meta:word-count="0" meta:character-count="0" meta:non-whitespace-character-count="0"/>
  </office:meta>
</office:document-meta>
</file>